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5000001F28D6AFA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73cm" svg:height="17.567cm" svg:x="1.663cm" svg:y="6.066cm">
          <draw:image xlink:href="Pictures/10000001000001F5000001F28D6AFAD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0-22T20:46:23.889472400</dc:date>
    <meta:editing-duration>PT11M11S</meta:editing-duration>
    <meta:editing-cycles>1</meta:editing-cycles>
    <meta:document-statistic meta:object-count="1"/>
    <meta:generator>LibreOffice/25.2.5.2$Windows_X86_64 LibreOffice_project/03d19516eb2e1dd5d4ccd751a0d6f35f35e08022</meta:generator>
  </office:meta>
</office:document-meta>
</file>